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" table:default-cell-style-name="ce7"/>
        <table:table-column table:style-name="co3" table:default-cell-style-name="ce9"/>
        <table:table-column table:style-name="co4" table:default-cell-style-name="ce13"/>
        <table:table-column table:style-name="co5" table:default-cell-style-name="ce16"/>
        <table:table-column table:style-name="co6" table:default-cell-style-name="ce18"/>
        <table:table-column table:style-name="co6" table:default-cell-style-name="Default"/>
        <table:table-column table:style-name="co4" table:default-cell-style-name="ce13"/>
        <table:table-column table:style-name="co6" table:default-cell-style-name="ce20"/>
        <table:table-column table:style-name="co7" table:default-cell-style-name="ce23"/>
        <table:table-column table:style-name="co4" table:default-cell-style-name="ce13"/>
        <table:table-column table:style-name="co6" table:default-cell-style-name="ce20"/>
        <table:table-column table:style-name="co2" table:default-cell-style-name="ce25"/>
        <table:table-column table:style-name="co4" table:default-cell-style-name="ce13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P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Final GPA</text:p>
          </table:table-cell>
          <table:table-cell table:style-name="ce12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12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12"/>
          <table:table-cell table:style-name="ce19"/>
          <table:table-cell table:style-name="ce22"/>
          <table:table-cell table:style-name="ce27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14"/>
          <table:table-cell table:style-name="ce15" table:formula="of:=IF([.N2]&gt;=0.9875;&quot;A+&quot;;  IF([.N2]&gt;=0.94; &quot;A&quot;; IF([.N2]&gt;=0.9; &quot;A-&quot;; IF([.N2]&gt;=0.87; &quot;B+&quot;; IF([.N2]&gt;=0.84;&quot;B&quot;; IF([.N2]&gt;=0.8; &quot;B-&quot;; IF([.N2]&gt;=0.77; &quot;C+&quot;; IF([.N2]&gt;=0.74;&quot;C&quot;; IF([.N2]&gt;=0.7; &quot;C-&quot;; IF([.N2]&gt;=0.67; &quot;D+&quot;; IF([.N2]&gt;=0.64;&quot;D&quot;; IF([.N2]&gt;=0.6; &quot;D-&quot;; &quot;F&quot;))))))))))))" office:value-type="string" office:string-value="F" calcext:value-type="string">
            <text:p>F</text:p>
          </table:table-cell>
          <table:table-cell table:style-name="ce15" table:formula="of:=VLOOKUP([.O2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3]&gt;=0.9875;&quot;A+&quot;;  IF([.N3]&gt;=0.94; &quot;A&quot;; IF([.N3]&gt;=0.9; &quot;A-&quot;; IF([.N3]&gt;=0.87; &quot;B+&quot;; IF([.N3]&gt;=0.84;&quot;B&quot;; IF([.N3]&gt;=0.8; &quot;B-&quot;; IF([.N3]&gt;=0.77; &quot;C+&quot;; IF([.N3]&gt;=0.74;&quot;C&quot;; IF([.N3]&gt;=0.7; &quot;C-&quot;; IF([.N3]&gt;=0.67; &quot;D+&quot;; IF([.N3]&gt;=0.64;&quot;D&quot;; IF([.N3]&gt;=0.6; &quot;D-&quot;; &quot;F&quot;))))))))))))" office:value-type="string" office:string-value="F" calcext:value-type="string">
            <text:p>F</text:p>
          </table:table-cell>
          <table:table-cell table:style-name="ce15" table:formula="of:=VLOOKUP([.O3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4]&gt;=0.9875;&quot;A+&quot;;  IF([.N4]&gt;=0.94; &quot;A&quot;; IF([.N4]&gt;=0.9; &quot;A-&quot;; IF([.N4]&gt;=0.87; &quot;B+&quot;; IF([.N4]&gt;=0.84;&quot;B&quot;; IF([.N4]&gt;=0.8; &quot;B-&quot;; IF([.N4]&gt;=0.77; &quot;C+&quot;; IF([.N4]&gt;=0.74;&quot;C&quot;; IF([.N4]&gt;=0.7; &quot;C-&quot;; IF([.N4]&gt;=0.67; &quot;D+&quot;; IF([.N4]&gt;=0.64;&quot;D&quot;; IF([.N4]&gt;=0.6; &quot;D-&quot;; &quot;F&quot;))))))))))))" office:value-type="string" office:string-value="F" calcext:value-type="string">
            <text:p>F</text:p>
          </table:table-cell>
          <table:table-cell table:style-name="ce15" table:formula="of:=VLOOKUP([.O4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5]&gt;=0.9875;&quot;A+&quot;;  IF([.N5]&gt;=0.94; &quot;A&quot;; IF([.N5]&gt;=0.9; &quot;A-&quot;; IF([.N5]&gt;=0.87; &quot;B+&quot;; IF([.N5]&gt;=0.84;&quot;B&quot;; IF([.N5]&gt;=0.8; &quot;B-&quot;; IF([.N5]&gt;=0.77; &quot;C+&quot;; IF([.N5]&gt;=0.74;&quot;C&quot;; IF([.N5]&gt;=0.7; &quot;C-&quot;; IF([.N5]&gt;=0.67; &quot;D+&quot;; IF([.N5]&gt;=0.64;&quot;D&quot;; IF([.N5]&gt;=0.6; &quot;D-&quot;; &quot;F&quot;))))))))))))" office:value-type="string" office:string-value="F" calcext:value-type="string">
            <text:p>F</text:p>
          </table:table-cell>
          <table:table-cell table:style-name="ce15" table:formula="of:=VLOOKUP([.O5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14"/>
          <table:table-cell table:style-name="ce15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7]&gt;=0.9875;&quot;A+&quot;;  IF([.N7]&gt;=0.94; &quot;A&quot;; IF([.N7]&gt;=0.9; &quot;A-&quot;; IF([.N7]&gt;=0.87; &quot;B+&quot;; IF([.N7]&gt;=0.84;&quot;B&quot;; IF([.N7]&gt;=0.8; &quot;B-&quot;; IF([.N7]&gt;=0.77; &quot;C+&quot;; IF([.N7]&gt;=0.74;&quot;C&quot;; IF([.N7]&gt;=0.7; &quot;C-&quot;; IF([.N7]&gt;=0.67; &quot;D+&quot;; IF([.N7]&gt;=0.64;&quot;D&quot;; IF([.N7]&gt;=0.6; &quot;D-&quot;; &quot;F&quot;))))))))))))" office:value-type="string" office:string-value="F" calcext:value-type="string">
            <text:p>F</text:p>
          </table:table-cell>
          <table:table-cell table:style-name="ce15" table:formula="of:=VLOOKUP([.O7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8]&gt;=0.9875;&quot;A+&quot;;  IF([.N8]&gt;=0.94; &quot;A&quot;; IF([.N8]&gt;=0.9; &quot;A-&quot;; IF([.N8]&gt;=0.87; &quot;B+&quot;; IF([.N8]&gt;=0.84;&quot;B&quot;; IF([.N8]&gt;=0.8; &quot;B-&quot;; IF([.N8]&gt;=0.77; &quot;C+&quot;; IF([.N8]&gt;=0.74;&quot;C&quot;; IF([.N8]&gt;=0.7; &quot;C-&quot;; IF([.N8]&gt;=0.67; &quot;D+&quot;; IF([.N8]&gt;=0.64;&quot;D&quot;; IF([.N8]&gt;=0.6; &quot;D-&quot;; &quot;F&quot;))))))))))))" office:value-type="string" office:string-value="F" calcext:value-type="string">
            <text:p>F</text:p>
          </table:table-cell>
          <table:table-cell table:style-name="ce15" table:formula="of:=VLOOKUP([.O8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9]&gt;=0.9875;&quot;A+&quot;;  IF([.N9]&gt;=0.94; &quot;A&quot;; IF([.N9]&gt;=0.9; &quot;A-&quot;; IF([.N9]&gt;=0.87; &quot;B+&quot;; IF([.N9]&gt;=0.84;&quot;B&quot;; IF([.N9]&gt;=0.8; &quot;B-&quot;; IF([.N9]&gt;=0.77; &quot;C+&quot;; IF([.N9]&gt;=0.74;&quot;C&quot;; IF([.N9]&gt;=0.7; &quot;C-&quot;; IF([.N9]&gt;=0.67; &quot;D+&quot;; IF([.N9]&gt;=0.64;&quot;D&quot;; IF([.N9]&gt;=0.6; &quot;D-&quot;; &quot;F&quot;))))))))))))" office:value-type="string" office:string-value="F" calcext:value-type="string">
            <text:p>F</text:p>
          </table:table-cell>
          <table:table-cell table:style-name="ce15" table:formula="of:=VLOOKUP([.O9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10"/>
          <table:table-cell table:style-name="ce10"/>
          <table:table-cell/>
          <table:table-cell table:style-name="ce14"/>
          <table:table-cell table:style-name="ce15" table:formula="of:=IF([.N10]&gt;=0.9875;&quot;A+&quot;;  IF([.N10]&gt;=0.94; &quot;A&quot;; IF([.N10]&gt;=0.9; &quot;A-&quot;; IF([.N10]&gt;=0.87; &quot;B+&quot;; IF([.N10]&gt;=0.84;&quot;B&quot;; IF([.N10]&gt;=0.8; &quot;B-&quot;; IF([.N10]&gt;=0.77; &quot;C+&quot;; IF([.N10]&gt;=0.74;&quot;C&quot;; IF([.N10]&gt;=0.7; &quot;C-&quot;; IF([.N10]&gt;=0.67; &quot;D+&quot;; IF([.N10]&gt;=0.64;&quot;D&quot;; IF([.N10]&gt;=0.6; &quot;D-&quot;; &quot;F&quot;))))))))))))" office:value-type="string" office:string-value="F" calcext:value-type="string">
            <text:p>F</text:p>
          </table:table-cell>
          <table:table-cell table:style-name="ce15" table:formula="of:=VLOOKUP([.O10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1]&gt;=0.9875;&quot;A+&quot;;  IF([.N11]&gt;=0.94; &quot;A&quot;; IF([.N11]&gt;=0.9; &quot;A-&quot;; IF([.N11]&gt;=0.87; &quot;B+&quot;; IF([.N11]&gt;=0.84;&quot;B&quot;; IF([.N11]&gt;=0.8; &quot;B-&quot;; IF([.N11]&gt;=0.77; &quot;C+&quot;; IF([.N11]&gt;=0.74;&quot;C&quot;; IF([.N11]&gt;=0.7; &quot;C-&quot;; IF([.N11]&gt;=0.67; &quot;D+&quot;; IF([.N11]&gt;=0.64;&quot;D&quot;; IF([.N11]&gt;=0.6; &quot;D-&quot;; &quot;F&quot;))))))))))))" office:value-type="string" office:string-value="F" calcext:value-type="string">
            <text:p>F</text:p>
          </table:table-cell>
          <table:table-cell table:style-name="ce15" table:formula="of:=VLOOKUP([.O11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2]&gt;=0.9875;&quot;A+&quot;;  IF([.N12]&gt;=0.94; &quot;A&quot;; IF([.N12]&gt;=0.9; &quot;A-&quot;; IF([.N12]&gt;=0.87; &quot;B+&quot;; IF([.N12]&gt;=0.84;&quot;B&quot;; IF([.N12]&gt;=0.8; &quot;B-&quot;; IF([.N12]&gt;=0.77; &quot;C+&quot;; IF([.N12]&gt;=0.74;&quot;C&quot;; IF([.N12]&gt;=0.7; &quot;C-&quot;; IF([.N12]&gt;=0.67; &quot;D+&quot;; IF([.N12]&gt;=0.64;&quot;D&quot;; IF([.N12]&gt;=0.6; &quot;D-&quot;; &quot;F&quot;))))))))))))" office:value-type="string" office:string-value="F" calcext:value-type="string">
            <text:p>F</text:p>
          </table:table-cell>
          <table:table-cell table:style-name="ce15" table:formula="of:=VLOOKUP([.O12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3]&gt;=0.9875;&quot;A+&quot;;  IF([.N13]&gt;=0.94; &quot;A&quot;; IF([.N13]&gt;=0.9; &quot;A-&quot;; IF([.N13]&gt;=0.87; &quot;B+&quot;; IF([.N13]&gt;=0.84;&quot;B&quot;; IF([.N13]&gt;=0.8; &quot;B-&quot;; IF([.N13]&gt;=0.77; &quot;C+&quot;; IF([.N13]&gt;=0.74;&quot;C&quot;; IF([.N13]&gt;=0.7; &quot;C-&quot;; IF([.N13]&gt;=0.67; &quot;D+&quot;; IF([.N13]&gt;=0.64;&quot;D&quot;; IF([.N13]&gt;=0.6; &quot;D-&quot;; &quot;F&quot;))))))))))))" office:value-type="string" office:string-value="F" calcext:value-type="string">
            <text:p>F</text:p>
          </table:table-cell>
          <table:table-cell table:style-name="ce15" table:formula="of:=VLOOKUP([.O13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4]&gt;=0.9875;&quot;A+&quot;;  IF([.N14]&gt;=0.94; &quot;A&quot;; IF([.N14]&gt;=0.9; &quot;A-&quot;; IF([.N14]&gt;=0.87; &quot;B+&quot;; IF([.N14]&gt;=0.84;&quot;B&quot;; IF([.N14]&gt;=0.8; &quot;B-&quot;; IF([.N14]&gt;=0.77; &quot;C+&quot;; IF([.N14]&gt;=0.74;&quot;C&quot;; IF([.N14]&gt;=0.7; &quot;C-&quot;; IF([.N14]&gt;=0.67; &quot;D+&quot;; IF([.N14]&gt;=0.64;&quot;D&quot;; IF([.N14]&gt;=0.6; &quot;D-&quot;; &quot;F&quot;))))))))))))" office:value-type="string" office:string-value="F" calcext:value-type="string">
            <text:p>F</text:p>
          </table:table-cell>
          <table:table-cell table:style-name="ce15" table:formula="of:=VLOOKUP([.O14]; [.$U$2:.$V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14"/>
          <table:table-cell table:style-name="ce15" table:formula="of:=IF([.N15]&gt;=0.9875;&quot;A+&quot;;  IF([.N15]&gt;=0.94; &quot;A&quot;; IF([.N15]&gt;=0.9; &quot;A-&quot;; IF([.N15]&gt;=0.87; &quot;B+&quot;; IF([.N15]&gt;=0.84;&quot;B&quot;; IF([.N15]&gt;=0.8; &quot;B-&quot;; IF([.N15]&gt;=0.77; &quot;C+&quot;; IF([.N15]&gt;=0.74;&quot;C&quot;; IF([.N15]&gt;=0.7; &quot;C-&quot;; IF([.N15]&gt;=0.67; &quot;D+&quot;; IF([.N15]&gt;=0.64;&quot;D&quot;; IF([.N15]&gt;=0.6; &quot;D-&quot;; &quot;F&quot;))))))))))))" office:value-type="string" office:string-value="F" calcext:value-type="string">
            <text:p>F</text:p>
          </table:table-cell>
          <table:table-cell table:style-name="ce15" table:formula="of:=VLOOKUP([.O15]; [.$U$2:.$V$15]; 2; 0)" office:value-type="float" office:value="0" calcext:value-type="float">
            <text:p>0</text:p>
          </table:table-cell>
          <table:table-cell/>
          <table:table-cell table:style-name="ce21"/>
          <table:table-cell table:style-name="ce13"/>
          <table:table-cell/>
          <table:table-cell table:style-name="ce21"/>
          <table:table-cell table:style-name="ce26"/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6]&gt;=0.9875;&quot;A+&quot;;  IF([.N16]&gt;=0.94; &quot;A&quot;; IF([.N16]&gt;=0.9; &quot;A-&quot;; IF([.N16]&gt;=0.87; &quot;B+&quot;; IF([.N16]&gt;=0.84;&quot;B&quot;; IF([.N16]&gt;=0.8; &quot;B-&quot;; IF([.N16]&gt;=0.77; &quot;C+&quot;; IF([.N16]&gt;=0.74;&quot;C&quot;; IF([.N16]&gt;=0.7; &quot;C-&quot;; IF([.N16]&gt;=0.67; &quot;D+&quot;; IF([.N16]&gt;=0.64;&quot;D&quot;; IF([.N16]&gt;=0.6; &quot;D-&quot;; &quot;F&quot;))))))))))))" office:value-type="string" office:string-value="F" calcext:value-type="string">
            <text:p>F</text:p>
          </table:table-cell>
          <table:table-cell table:style-name="ce15" table:formula="of:=VLOOKUP([.O16]; [.$U$2:.$V$15]; 2; 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7]&gt;=0.9875;&quot;A+&quot;;  IF([.N17]&gt;=0.94; &quot;A&quot;; IF([.N17]&gt;=0.9; &quot;A-&quot;; IF([.N17]&gt;=0.87; &quot;B+&quot;; IF([.N17]&gt;=0.84;&quot;B&quot;; IF([.N17]&gt;=0.8; &quot;B-&quot;; IF([.N17]&gt;=0.77; &quot;C+&quot;; IF([.N17]&gt;=0.74;&quot;C&quot;; IF([.N17]&gt;=0.7; &quot;C-&quot;; IF([.N17]&gt;=0.67; &quot;D+&quot;; IF([.N17]&gt;=0.64;&quot;D&quot;; IF([.N17]&gt;=0.6; &quot;D-&quot;; &quot;F&quot;))))))))))))" office:value-type="string" office:string-value="F" calcext:value-type="string">
            <text:p>F</text:p>
          </table:table-cell>
          <table:table-cell table:style-name="ce15" table:formula="of:=VLOOKUP([.O17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10"/>
          <table:table-cell table:style-name="ce10"/>
          <table:table-cell/>
          <table:table-cell table:style-name="ce14"/>
          <table:table-cell table:style-name="ce15" table:formula="of:=IF([.N18]&gt;=0.9875;&quot;A+&quot;;  IF([.N18]&gt;=0.94; &quot;A&quot;; IF([.N18]&gt;=0.9; &quot;A-&quot;; IF([.N18]&gt;=0.87; &quot;B+&quot;; IF([.N18]&gt;=0.84;&quot;B&quot;; IF([.N18]&gt;=0.8; &quot;B-&quot;; IF([.N18]&gt;=0.77; &quot;C+&quot;; IF([.N18]&gt;=0.74;&quot;C&quot;; IF([.N18]&gt;=0.7; &quot;C-&quot;; IF([.N18]&gt;=0.67; &quot;D+&quot;; IF([.N18]&gt;=0.64;&quot;D&quot;; IF([.N18]&gt;=0.6; &quot;D-&quot;; &quot;F&quot;))))))))))))" office:value-type="string" office:string-value="F" calcext:value-type="string">
            <text:p>F</text:p>
          </table:table-cell>
          <table:table-cell table:style-name="ce15" table:formula="of:=VLOOKUP([.O18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19]&gt;=0.9875;&quot;A+&quot;;  IF([.N19]&gt;=0.94; &quot;A&quot;; IF([.N19]&gt;=0.9; &quot;A-&quot;; IF([.N19]&gt;=0.87; &quot;B+&quot;; IF([.N19]&gt;=0.84;&quot;B&quot;; IF([.N19]&gt;=0.8; &quot;B-&quot;; IF([.N19]&gt;=0.77; &quot;C+&quot;; IF([.N19]&gt;=0.74;&quot;C&quot;; IF([.N19]&gt;=0.7; &quot;C-&quot;; IF([.N19]&gt;=0.67; &quot;D+&quot;; IF([.N19]&gt;=0.64;&quot;D&quot;; IF([.N19]&gt;=0.6; &quot;D-&quot;; &quot;F&quot;))))))))))))" office:value-type="string" office:string-value="F" calcext:value-type="string">
            <text:p>F</text:p>
          </table:table-cell>
          <table:table-cell table:style-name="ce15" table:formula="of:=VLOOKUP([.O19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/>
          <table:table-cell table:style-name="ce14"/>
          <table:table-cell table:style-name="ce15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21]&gt;=0.9875;&quot;A+&quot;;  IF([.N21]&gt;=0.94; &quot;A&quot;; IF([.N21]&gt;=0.9; &quot;A-&quot;; IF([.N21]&gt;=0.87; &quot;B+&quot;; IF([.N21]&gt;=0.84;&quot;B&quot;; IF([.N21]&gt;=0.8; &quot;B-&quot;; IF([.N21]&gt;=0.77; &quot;C+&quot;; IF([.N21]&gt;=0.74;&quot;C&quot;; IF([.N21]&gt;=0.7; &quot;C-&quot;; IF([.N21]&gt;=0.67; &quot;D+&quot;; IF([.N21]&gt;=0.64;&quot;D&quot;; IF([.N21]&gt;=0.6; &quot;D-&quot;; &quot;F&quot;))))))))))))" office:value-type="string" office:string-value="F" calcext:value-type="string">
            <text:p>F</text:p>
          </table:table-cell>
          <table:table-cell table:style-name="ce15" table:formula="of:=VLOOKUP([.O21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/>
          <table:table-cell table:style-name="ce14"/>
          <table:table-cell table:style-name="ce15" table:formula="of:=IF([.N22]&gt;=0.9875;&quot;A+&quot;;  IF([.N22]&gt;=0.94; &quot;A&quot;; IF([.N22]&gt;=0.9; &quot;A-&quot;; IF([.N22]&gt;=0.87; &quot;B+&quot;; IF([.N22]&gt;=0.84;&quot;B&quot;; IF([.N22]&gt;=0.8; &quot;B-&quot;; IF([.N22]&gt;=0.77; &quot;C+&quot;; IF([.N22]&gt;=0.74;&quot;C&quot;; IF([.N22]&gt;=0.7; &quot;C-&quot;; IF([.N22]&gt;=0.67; &quot;D+&quot;; IF([.N22]&gt;=0.64;&quot;D&quot;; IF([.N22]&gt;=0.6; &quot;D-&quot;; &quot;F&quot;))))))))))))" office:value-type="string" office:string-value="F" calcext:value-type="string">
            <text:p>F</text:p>
          </table:table-cell>
          <table:table-cell table:style-name="ce15" table:formula="of:=VLOOKUP([.O22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14"/>
          <table:table-cell table:style-name="ce15" table:formula="of:=IF([.N23]&gt;=0.9875;&quot;A+&quot;;  IF([.N23]&gt;=0.94; &quot;A&quot;; IF([.N23]&gt;=0.9; &quot;A-&quot;; IF([.N23]&gt;=0.87; &quot;B+&quot;; IF([.N23]&gt;=0.84;&quot;B&quot;; IF([.N23]&gt;=0.8; &quot;B-&quot;; IF([.N23]&gt;=0.77; &quot;C+&quot;; IF([.N23]&gt;=0.74;&quot;C&quot;; IF([.N23]&gt;=0.7; &quot;C-&quot;; IF([.N23]&gt;=0.67; &quot;D+&quot;; IF([.N23]&gt;=0.64;&quot;D&quot;; IF([.N23]&gt;=0.6; &quot;D-&quot;; &quot;F&quot;))))))))))))" office:value-type="string" office:string-value="F" calcext:value-type="string">
            <text:p>F</text:p>
          </table:table-cell>
          <table:table-cell table:style-name="ce15" table:formula="of:=VLOOKUP([.O23]; [.$U$2:.$V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1"/>
          <table:table-cell/>
          <table:table-cell table:style-name="ce15"/>
          <table:table-cell table:style-name="ce17"/>
          <table:table-cell table:style-name="ce15"/>
          <table:table-cell table:number-columns-repeated="988"/>
        </table:table-row>
        <table:table-row table:style-name="ro1" table:number-rows-repeated="6">
          <table:table-cell table:number-columns-repeated="11"/>
          <table:table-cell table:style-name="ce11"/>
          <table:table-cell table:number-columns-repeated="992"/>
        </table:table-row>
        <table:table-row table:style-name="ro1" table:number-rows-repeated="1048545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8:17.231176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5:47:21.123781286</dc:date>
    <dc:creator>Gregory Kapfhammer</dc:creator>
    <meta:editing-duration>P7DT3H37M23S</meta:editing-duration>
    <meta:editing-cycles>21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33" meta:object-count="0"/>
  </office:meta>
</office:document-meta>
</file>